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8000004D9C4C6DCF2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Arrow_20_Line" style:list-style-name="L1">
      <style:graphic-properties draw:textarea-vertical-align="middle" draw:line-distance="2.35cm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368cm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368cm" loext:decorative="false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="線の終点_20_2" draw:marker-start-width="0.421cm" draw:marker-end="線の終点_20_3" draw:marker-end-width="0.421cm" draw:textarea-vertical-align="middle" fo:padding-top="0.165cm" fo:padding-bottom="0.165cm" fo:padding-left="0.29cm" fo:padding-right="0.29cm" loext:decorative="false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style:letter-kerning="true" style:font-name-asian="Noto Sans JP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ize="21pt" fo:font-style="normal" fo:text-shadow="none" style:text-underline-style="none" style:letter-kerning="true" style:font-name-asian="Noto Sans JP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style:letter-kerning="true" style:font-name-asian="Noto Sans JP" style:font-size-asian="42pt" style:font-style-asian="normal" style:font-weight-asian="normal" style:font-name-complex="Arial" style:font-size-complex="4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8cm" svg:height="29.797cm" svg:x="1.75cm" svg:y="0.004cm">
          <draw:image xlink:href="Pictures/10000000000002C8000004D9C4C6DCF2.jpg" xlink:type="simple" xlink:show="embed" xlink:actuate="onLoad" draw:mime-type="image/jpeg">
            <text:p/>
          </draw:image>
        </draw:frame>
        <draw:measure draw:style-name="gr2" draw:text-style-name="P2" draw:layer="layout" svg:x1="14.2cm" svg:y1="6.551cm" svg:x2="14.2cm" svg:y2="28.801cm">
          <text:p/>
        </draw:measure>
        <draw:frame draw:style-name="gr3" draw:text-style-name="P4" draw:layer="layout" svg:width="7cm" svg:height="2.618cm" svg:x="15.3cm" svg:y="9.692cm">
          <draw:text-box>
            <text:p text:style-name="P3"><text:span text:style-name="T1">前中心丈</text:span></text:p>
            <text:p text:style-name="P3"><text:span text:style-name="T2">83</text:span><text:span text:style-name="T2"><text:measure text:kind="unit"/></text:span><text:span text:style-name="T2"><text:measure text:kind="gap"/></text:span><text:span text:style-name="T2">cm</text:span></text:p>
          </draw:text-box>
        </draw:frame>
        <draw:frame draw:style-name="gr4" draw:text-style-name="P4" draw:layer="layout" svg:width="7cm" svg:height="2.618cm" svg:x="0.75cm" svg:y="15.942cm">
          <draw:text-box>
            <text:p text:style-name="P3"><text:span text:style-name="T1">裾幅</text:span></text:p>
            <text:p text:style-name="P3"><text:span text:style-name="T2">89cm</text:span></text:p>
          </draw:text-box>
        </draw:frame>
        <draw:line draw:style-name="gr5" draw:text-style-name="P5" draw:layer="layout" svg:x1="6.2cm" svg:y1="17.051cm" svg:x2="15.5cm" svg:y2="17.051cm">
          <text:p/>
        </draw:line>
        <draw:line draw:style-name="gr6" draw:text-style-name="P1" draw:layer="layout" svg:x1="6.2cm" svg:y1="15.551cm" svg:x2="6.2cm" svg:y2="18.801cm">
          <text:p/>
        </draw:line>
        <draw:line draw:style-name="gr6" draw:text-style-name="P1" draw:layer="layout" svg:x1="15.5cm" svg:y1="15.551cm" svg:x2="15.5cm" svg:y2="18.8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Arrow_20_short" draw:display-name="Arrow short" svg:viewBox="0 0 20 13" svg:d="M0 13l10-13 10 13z"/>
    <draw:marker draw:name="線の終点_20_2" draw:display-name="線の終点 2" svg:viewBox="0 0 20 20" svg:d="M0 20l10-20 10 20z"/>
    <draw:marker draw:name="線の終点_20_3" draw:display-name="線の終点 3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 JP" fo:font-size="24pt" fo:language="en" fo:country="US" style:font-name-asian="Noto Serif JP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family-asian="'Noto Sans JP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1" svg:stroke-width="0.1cm" svg:stroke-color="#000000" draw:marker-start="Arrow_20_short" draw:marker-start-width="0.35cm" draw:marker-end="Arrow_20_short" draw:marker-end-width="0.35cm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2-19T18:53:28.453655200</meta:creation-date>
    <dc:date>2026-02-19T22:04:52.610549100</dc:date>
    <meta:editing-duration>PT7M7S</meta:editing-duration>
    <meta:editing-cycles>2</meta:editing-cycles>
    <meta:generator>LibreOffice/25.2.7.2$Windows_X86_64 LibreOffice_project/5cbfd1ab6520636bb5f7b99185aa69bd7456825d</meta:generator>
    <meta:document-statistic meta:object-count="7"/>
  </office:meta>
</office:document-meta>
</file>